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  <style:style style:name="ce125" style:family="table-cell" style:parent-style-name="Default">
      <style:map style:condition="is-true-formula(EXACT ([.B125];&quot;done&quot;))" style:apply-style-name="done" style:base-cell-address="Sheet1.A125"/>
    </style:style>
    <style:style style:name="ce126" style:family="table-cell" style:parent-style-name="Default">
      <style:map style:condition="is-true-formula(EXACT ([.B126];&quot;done&quot;))" style:apply-style-name="done" style:base-cell-address="Sheet1.A126"/>
    </style:style>
    <style:style style:name="ce127" style:family="table-cell" style:parent-style-name="Default">
      <style:map style:condition="is-true-formula(EXACT ([.B127];&quot;done&quot;))" style:apply-style-name="done" style:base-cell-address="Sheet1.A127"/>
    </style:style>
    <style:style style:name="ce128" style:family="table-cell" style:parent-style-name="Default">
      <style:map style:condition="is-true-formula(EXACT ([.B128];&quot;done&quot;))" style:apply-style-name="done" style:base-cell-address="Sheet1.A128"/>
    </style:style>
    <style:style style:name="ce129" style:family="table-cell" style:parent-style-name="Default">
      <style:map style:condition="is-true-formula(EXACT ([.B129];&quot;done&quot;))" style:apply-style-name="done" style:base-cell-address="Sheet1.A129"/>
    </style:style>
    <style:style style:name="ce130" style:family="table-cell" style:parent-style-name="Default">
      <style:map style:condition="is-true-formula(EXACT ([.B130];&quot;done&quot;))" style:apply-style-name="done" style:base-cell-address="Sheet1.A130"/>
    </style:style>
    <style:style style:name="ce131" style:family="table-cell" style:parent-style-name="Default">
      <style:map style:condition="is-true-formula(EXACT ([.B131];&quot;done&quot;))" style:apply-style-name="done" style:base-cell-address="Sheet1.A131"/>
    </style:style>
    <style:style style:name="ce132" style:family="table-cell" style:parent-style-name="Default">
      <style:map style:condition="is-true-formula(EXACT ([.B132];&quot;done&quot;))" style:apply-style-name="done" style:base-cell-address="Sheet1.A132"/>
    </style:style>
    <style:style style:name="ce133" style:family="table-cell" style:parent-style-name="Default">
      <style:map style:condition="is-true-formula(EXACT ([.B133];&quot;done&quot;))" style:apply-style-name="done" style:base-cell-address="Sheet1.A133"/>
    </style:style>
    <style:style style:name="ce134" style:family="table-cell" style:parent-style-name="Default">
      <style:map style:condition="is-true-formula(EXACT ([.B134];&quot;done&quot;))" style:apply-style-name="done" style:base-cell-address="Sheet1.A134"/>
    </style:style>
    <style:style style:name="ce135" style:family="table-cell" style:parent-style-name="Default">
      <style:map style:condition="is-true-formula(EXACT ([.B135];&quot;done&quot;))" style:apply-style-name="done" style:base-cell-address="Sheet1.A135"/>
    </style:style>
    <style:style style:name="ce136" style:family="table-cell" style:parent-style-name="Default">
      <style:map style:condition="is-true-formula(EXACT ([.B136];&quot;done&quot;))" style:apply-style-name="done" style:base-cell-address="Sheet1.A136"/>
    </style:style>
    <style:style style:name="ce137" style:family="table-cell" style:parent-style-name="Default">
      <style:map style:condition="is-true-formula(EXACT ([.B137];&quot;done&quot;))" style:apply-style-name="done" style:base-cell-address="Sheet1.A137"/>
    </style:style>
    <style:style style:name="ce138" style:family="table-cell" style:parent-style-name="Default">
      <style:map style:condition="is-true-formula(EXACT ([.B138];&quot;done&quot;))" style:apply-style-name="done" style:base-cell-address="Sheet1.A138"/>
    </style:style>
    <style:style style:name="ce139" style:family="table-cell" style:parent-style-name="Default">
      <style:map style:condition="is-true-formula(EXACT ([.B139];&quot;done&quot;))" style:apply-style-name="done" style:base-cell-address="Sheet1.A139"/>
    </style:style>
    <style:style style:name="ce140" style:family="table-cell" style:parent-style-name="Default">
      <style:map style:condition="is-true-formula(EXACT ([.B140];&quot;done&quot;))" style:apply-style-name="done" style:base-cell-address="Sheet1.A140"/>
    </style:style>
    <style:style style:name="ce141" style:family="table-cell" style:parent-style-name="Default">
      <style:map style:condition="is-true-formula(EXACT ([.B141];&quot;done&quot;))" style:apply-style-name="done" style:base-cell-address="Sheet1.A141"/>
    </style:style>
    <style:style style:name="ce142" style:family="table-cell" style:parent-style-name="Default">
      <style:map style:condition="is-true-formula(EXACT ([.B142];&quot;done&quot;))" style:apply-style-name="done" style:base-cell-address="Sheet1.A142"/>
    </style:style>
    <style:style style:name="ce143" style:family="table-cell" style:parent-style-name="Default">
      <style:map style:condition="is-true-formula(EXACT ([.B143];&quot;done&quot;))" style:apply-style-name="done" style:base-cell-address="Sheet1.A143"/>
    </style:style>
    <style:style style:name="ce144" style:family="table-cell" style:parent-style-name="Default">
      <style:map style:condition="is-true-formula(EXACT ([.B144];&quot;done&quot;))" style:apply-style-name="done" style:base-cell-address="Sheet1.A144"/>
    </style:style>
    <style:style style:name="ce145" style:family="table-cell" style:parent-style-name="Default">
      <style:map style:condition="is-true-formula(EXACT ([.B145];&quot;done&quot;))" style:apply-style-name="done" style:base-cell-address="Sheet1.A145"/>
    </style:style>
    <style:style style:name="ce146" style:family="table-cell" style:parent-style-name="Default">
      <style:map style:condition="is-true-formula(EXACT ([.B146];&quot;done&quot;))" style:apply-style-name="done" style:base-cell-address="Sheet1.A146"/>
    </style:style>
    <style:style style:name="ce147" style:family="table-cell" style:parent-style-name="Default">
      <style:map style:condition="is-true-formula(EXACT ([.B147];&quot;done&quot;))" style:apply-style-name="done" style:base-cell-address="Sheet1.A147"/>
    </style:style>
    <style:style style:name="ce148" style:family="table-cell" style:parent-style-name="Default">
      <style:map style:condition="is-true-formula(EXACT ([.B148];&quot;done&quot;))" style:apply-style-name="done" style:base-cell-address="Sheet1.A148"/>
    </style:style>
    <style:style style:name="ce149" style:family="table-cell" style:parent-style-name="Default">
      <style:map style:condition="is-true-formula(EXACT ([.B149];&quot;done&quot;))" style:apply-style-name="done" style:base-cell-address="Sheet1.A149"/>
    </style:style>
    <style:style style:name="ce150" style:family="table-cell" style:parent-style-name="Default">
      <style:map style:condition="is-true-formula(EXACT ([.B150];&quot;done&quot;))" style:apply-style-name="done" style:base-cell-address="Sheet1.A150"/>
    </style:style>
    <style:style style:name="ce151" style:family="table-cell" style:parent-style-name="Default">
      <style:map style:condition="is-true-formula(EXACT ([.B151];&quot;done&quot;))" style:apply-style-name="done" style:base-cell-address="Sheet1.A15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ype safety missing: Connect matching port types.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backend/TController.java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backend/TRegistry.jav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ackend/TShutdownHook.jav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backend/boot/EFrontendType.jav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backend/boot/TCommandlineParser.jav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ackend/boot/TSessionProperties.java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backend/boot/TSetup.java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backend/event/TBroker.java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backend/event/TBrokerSubscription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backend/event/TBrokerSubscriptionLis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backend/module/_deprecated_ppm/TNodePPMProcessor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backend/module/_deprecated_ppm/TNodePPMProcessor_Endpoint_In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backend/module/_deprecated_ppm/TNodePPMProcessor_Endpoint_Ou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backend/module/_deprecated_ppm/TNodePPMProcessor_Stats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backend/module/converter_db/TNodeConverterDb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backend/module/converter_db/TNodeConverterDb_Endpoint_In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backend/module/converter_db/TNodeConverterDb_Endpoint_Out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backend/module/converter_db/TNodeConverterDb_Stats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backend/module/integrator/TNodeIntegrator_PPMBallistics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backend/module/integrator/TNodeIntegrator_PPMBallistics_Endpoint_In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backend/module/integrator/TNodeIntegrator_PPMBallistics_Endpoint_Out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backend/module/integrator/TNodeIntegrator_PPMBallistics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backend/module/jackd/TAudioContext_Endpoint_Input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backend/module/jackd/TAudioContext_Endpoint_Output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backend/module/jackd/TAudioContext_JackD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backend/module/jackd/TAudioContext_JackD_Stats.java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backend/module/peak_estimator/TNodePeakEstimato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backend/module/peak_estimator/TNodePeakEstimator_Endpoint_In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backend/module/peak_estimator/TNodePeakEstimator_Endpoint_Out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backend/module/peak_estimator/TNodePeakEstimator_Stats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backend/module/pump/TNodePump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backend/module/pump/TNodePump_Endpoint_In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backend/module/pump/TNodePump_Endpoint_Ou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backend/module/pump/TNodePump_Stats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typelib/VAudioDriv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typelib/VAudioObjec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1" office:value-type="string" calcext:value-type="string">
            <text:p>typelib/VAudioPor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2" office:value-type="string" calcext:value-type="string">
            <text:p>typelib/VAudioPor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typelib/VAudioPort_In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6" office:value-type="string" calcext:value-type="string">
            <text:p>typelib/VAudioPort_Output.java</text:p>
          </table:table-cell>
          <table:table-cell/>
          <table:table-cell office:value-type="string" calcext:value-type="string">
            <text:p>Type safety missing: Connect matching port types.</text:p>
          </table:table-cell>
          <table:table-cell table:number-columns-repeated="1021"/>
        </table:table-row>
        <table:table-row table:style-name="ro1">
          <table:table-cell table:style-name="ce97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typelib/VAudioPort_Out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typelib/VAudio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typelib/VBrowse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table:table-row table:style-name="ro1">
          <table:table-cell table:style-name="ce125"/>
          <table:table-cell table:number-columns-repeated="1023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8"/>
          <table:table-cell table:number-columns-repeated="1023"/>
        </table:table-row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30"/>
          <table:table-cell table:number-columns-repeated="1023"/>
        </table:table-row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2"/>
          <table:table-cell table:number-columns-repeated="1023"/>
        </table:table-row>
        <table:table-row table:style-name="ro1">
          <table:table-cell table:style-name="ce133"/>
          <table:table-cell table:number-columns-repeated="1023"/>
        </table:table-row>
        <table:table-row table:style-name="ro1">
          <table:table-cell table:style-name="ce134"/>
          <table:table-cell table:number-columns-repeated="1023"/>
        </table:table-row>
        <table:table-row table:style-name="ro1">
          <table:table-cell table:style-name="ce135"/>
          <table:table-cell table:number-columns-repeated="1023"/>
        </table:table-row>
        <table:table-row table:style-name="ro1">
          <table:table-cell table:style-name="ce136"/>
          <table:table-cell table:number-columns-repeated="1023"/>
        </table:table-row>
        <table:table-row table:style-name="ro1">
          <table:table-cell table:style-name="ce137"/>
          <table:table-cell table:number-columns-repeated="1023"/>
        </table:table-row>
        <table:table-row table:style-name="ro1">
          <table:table-cell table:style-name="ce138"/>
          <table:table-cell table:number-columns-repeated="1023"/>
        </table:table-row>
        <table:table-row table:style-name="ro1">
          <table:table-cell table:style-name="ce139"/>
          <table:table-cell table:number-columns-repeated="1023"/>
        </table:table-row>
        <table:table-row table:style-name="ro1">
          <table:table-cell table:style-name="ce140"/>
          <table:table-cell table:number-columns-repeated="1023"/>
        </table:table-row>
        <table:table-row table:style-name="ro1">
          <table:table-cell table:style-name="ce141"/>
          <table:table-cell table:number-columns-repeated="1023"/>
        </table:table-row>
        <table:table-row table:style-name="ro1">
          <table:table-cell table:style-name="ce142"/>
          <table:table-cell table:number-columns-repeated="1023"/>
        </table:table-row>
        <table:table-row table:style-name="ro1">
          <table:table-cell table:style-name="ce143"/>
          <table:table-cell table:number-columns-repeated="1023"/>
        </table:table-row>
        <table:table-row table:style-name="ro1">
          <table:table-cell table:style-name="ce144"/>
          <table:table-cell table:number-columns-repeated="1023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/>
          <table:table-cell table:number-columns-repeated="1023"/>
        </table:table-row>
        <table:table-row table:style-name="ro1">
          <table:table-cell table:style-name="ce147"/>
          <table:table-cell table:number-columns-repeated="1023"/>
        </table:table-row>
        <table:table-row table:style-name="ro1">
          <table:table-cell table:style-name="ce148"/>
          <table:table-cell table:number-columns-repeated="1023"/>
        </table:table-row>
        <table:table-row table:style-name="ro1">
          <table:table-cell table:style-name="ce149"/>
          <table:table-cell table:number-columns-repeated="1023"/>
        </table:table-row>
        <table:table-row table:style-name="ro1">
          <table:table-cell table:style-name="ce150"/>
          <table:table-cell table:number-columns-repeated="1023"/>
        </table:table-row>
        <table:table-row table:style-name="ro1">
          <table:table-cell table:style-name="ce151"/>
          <table:table-cell table:number-columns-repeated="1023"/>
        </table:table-row>
        <calcext:conditional-formats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125:Sheet1.A125">
            <calcext:condition calcext:apply-style-name="done" calcext:value="formula-is(EXACT ([.B125];&quot;done&quot;))" calcext:base-cell-address="Sheet1.A125"/>
          </calcext:conditional-format>
          <calcext:conditional-format calcext:target-range-address="Sheet1.A126:Sheet1.A126">
            <calcext:condition calcext:apply-style-name="done" calcext:value="formula-is(EXACT ([.B126];&quot;done&quot;))" calcext:base-cell-address="Sheet1.A126"/>
          </calcext:conditional-format>
          <calcext:conditional-format calcext:target-range-address="Sheet1.A127:Sheet1.A127">
            <calcext:condition calcext:apply-style-name="done" calcext:value="formula-is(EXACT ([.B127];&quot;done&quot;))" calcext:base-cell-address="Sheet1.A127"/>
          </calcext:conditional-format>
          <calcext:conditional-format calcext:target-range-address="Sheet1.A128:Sheet1.A128">
            <calcext:condition calcext:apply-style-name="done" calcext:value="formula-is(EXACT ([.B128];&quot;done&quot;))" calcext:base-cell-address="Sheet1.A128"/>
          </calcext:conditional-format>
          <calcext:conditional-format calcext:target-range-address="Sheet1.A129:Sheet1.A129">
            <calcext:condition calcext:apply-style-name="done" calcext:value="formula-is(EXACT ([.B129];&quot;done&quot;))" calcext:base-cell-address="Sheet1.A129"/>
          </calcext:conditional-format>
          <calcext:conditional-format calcext:target-range-address="Sheet1.A130:Sheet1.A130">
            <calcext:condition calcext:apply-style-name="done" calcext:value="formula-is(EXACT ([.B130];&quot;done&quot;))" calcext:base-cell-address="Sheet1.A130"/>
          </calcext:conditional-format>
          <calcext:conditional-format calcext:target-range-address="Sheet1.A131:Sheet1.A131">
            <calcext:condition calcext:apply-style-name="done" calcext:value="formula-is(EXACT ([.B131];&quot;done&quot;))" calcext:base-cell-address="Sheet1.A131"/>
          </calcext:conditional-format>
          <calcext:conditional-format calcext:target-range-address="Sheet1.A132:Sheet1.A132">
            <calcext:condition calcext:apply-style-name="done" calcext:value="formula-is(EXACT ([.B132];&quot;done&quot;))" calcext:base-cell-address="Sheet1.A132"/>
          </calcext:conditional-format>
          <calcext:conditional-format calcext:target-range-address="Sheet1.A133:Sheet1.A133">
            <calcext:condition calcext:apply-style-name="done" calcext:value="formula-is(EXACT ([.B133];&quot;done&quot;))" calcext:base-cell-address="Sheet1.A133"/>
          </calcext:conditional-format>
          <calcext:conditional-format calcext:target-range-address="Sheet1.A134:Sheet1.A134">
            <calcext:condition calcext:apply-style-name="done" calcext:value="formula-is(EXACT ([.B134];&quot;done&quot;))" calcext:base-cell-address="Sheet1.A134"/>
          </calcext:conditional-format>
          <calcext:conditional-format calcext:target-range-address="Sheet1.A135:Sheet1.A135">
            <calcext:condition calcext:apply-style-name="done" calcext:value="formula-is(EXACT ([.B135];&quot;done&quot;))" calcext:base-cell-address="Sheet1.A135"/>
          </calcext:conditional-format>
          <calcext:conditional-format calcext:target-range-address="Sheet1.A136:Sheet1.A136">
            <calcext:condition calcext:apply-style-name="done" calcext:value="formula-is(EXACT ([.B136];&quot;done&quot;))" calcext:base-cell-address="Sheet1.A136"/>
          </calcext:conditional-format>
          <calcext:conditional-format calcext:target-range-address="Sheet1.A137:Sheet1.A137">
            <calcext:condition calcext:apply-style-name="done" calcext:value="formula-is(EXACT ([.B137];&quot;done&quot;))" calcext:base-cell-address="Sheet1.A137"/>
          </calcext:conditional-format>
          <calcext:conditional-format calcext:target-range-address="Sheet1.A138:Sheet1.A138">
            <calcext:condition calcext:apply-style-name="done" calcext:value="formula-is(EXACT ([.B138];&quot;done&quot;))" calcext:base-cell-address="Sheet1.A138"/>
          </calcext:conditional-format>
          <calcext:conditional-format calcext:target-range-address="Sheet1.A139:Sheet1.A139">
            <calcext:condition calcext:apply-style-name="done" calcext:value="formula-is(EXACT ([.B139];&quot;done&quot;))" calcext:base-cell-address="Sheet1.A139"/>
          </calcext:conditional-format>
          <calcext:conditional-format calcext:target-range-address="Sheet1.A140:Sheet1.A140">
            <calcext:condition calcext:apply-style-name="done" calcext:value="formula-is(EXACT ([.B140];&quot;done&quot;))" calcext:base-cell-address="Sheet1.A140"/>
          </calcext:conditional-format>
          <calcext:conditional-format calcext:target-range-address="Sheet1.A141:Sheet1.A141">
            <calcext:condition calcext:apply-style-name="done" calcext:value="formula-is(EXACT ([.B141];&quot;done&quot;))" calcext:base-cell-address="Sheet1.A141"/>
          </calcext:conditional-format>
          <calcext:conditional-format calcext:target-range-address="Sheet1.A142:Sheet1.A142">
            <calcext:condition calcext:apply-style-name="done" calcext:value="formula-is(EXACT ([.B142];&quot;done&quot;))" calcext:base-cell-address="Sheet1.A142"/>
          </calcext:conditional-format>
          <calcext:conditional-format calcext:target-range-address="Sheet1.A143:Sheet1.A143">
            <calcext:condition calcext:apply-style-name="done" calcext:value="formula-is(EXACT ([.B143];&quot;done&quot;))" calcext:base-cell-address="Sheet1.A143"/>
          </calcext:conditional-format>
          <calcext:conditional-format calcext:target-range-address="Sheet1.A144:Sheet1.A144">
            <calcext:condition calcext:apply-style-name="done" calcext:value="formula-is(EXACT ([.B144];&quot;done&quot;))" calcext:base-cell-address="Sheet1.A144"/>
          </calcext:conditional-format>
          <calcext:conditional-format calcext:target-range-address="Sheet1.A145:Sheet1.A145">
            <calcext:condition calcext:apply-style-name="done" calcext:value="formula-is(EXACT ([.B145];&quot;done&quot;))" calcext:base-cell-address="Sheet1.A145"/>
          </calcext:conditional-format>
          <calcext:conditional-format calcext:target-range-address="Sheet1.A146:Sheet1.A146">
            <calcext:condition calcext:apply-style-name="done" calcext:value="formula-is(EXACT ([.B146];&quot;done&quot;))" calcext:base-cell-address="Sheet1.A146"/>
          </calcext:conditional-format>
          <calcext:conditional-format calcext:target-range-address="Sheet1.A147:Sheet1.A147">
            <calcext:condition calcext:apply-style-name="done" calcext:value="formula-is(EXACT ([.B147];&quot;done&quot;))" calcext:base-cell-address="Sheet1.A147"/>
          </calcext:conditional-format>
          <calcext:conditional-format calcext:target-range-address="Sheet1.A148:Sheet1.A148">
            <calcext:condition calcext:apply-style-name="done" calcext:value="formula-is(EXACT ([.B148];&quot;done&quot;))" calcext:base-cell-address="Sheet1.A148"/>
          </calcext:conditional-format>
          <calcext:conditional-format calcext:target-range-address="Sheet1.A149:Sheet1.A149">
            <calcext:condition calcext:apply-style-name="done" calcext:value="formula-is(EXACT ([.B149];&quot;done&quot;))" calcext:base-cell-address="Sheet1.A149"/>
          </calcext:conditional-format>
          <calcext:conditional-format calcext:target-range-address="Sheet1.A150:Sheet1.A150">
            <calcext:condition calcext:apply-style-name="done" calcext:value="formula-is(EXACT ([.B150];&quot;done&quot;))" calcext:base-cell-address="Sheet1.A150"/>
          </calcext:conditional-format>
          <calcext:conditional-format calcext:target-range-address="Sheet1.A151:Sheet1.A151">
            <calcext:condition calcext:apply-style-name="done" calcext:value="formula-is(EXACT ([.B151];&quot;done&quot;))" calcext:base-cell-address="Sheet1.A1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05T08:49:13.669280652</dc:date>
    <meta:editing-duration>PT2H56M16S</meta:editing-duration>
    <meta:editing-cycles>11</meta:editing-cycles>
    <meta:generator>LibreOffice/4.2.8.2$Linux_X86_64 LibreOffice_project/420m0$Build-2</meta:generator>
    <meta:document-statistic meta:table-count="1" meta:cell-count="129" meta:object-count="0"/>
  </office:meta>
</office:document-meta>
</file>